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180000001854D19B23.png" manifest:media-type="image/png"/>
  <manifest:file-entry manifest:full-path="Pictures/10000201000000180000001892F54A2E.png" manifest:media-type="image/png"/>
  <manifest:file-entry manifest:full-path="Pictures/100002010000008C000000312F437F0C.png" manifest:media-type="image/png"/>
  <manifest:file-entry manifest:full-path="Pictures/100002010000010000000100B47AFEF3.png" manifest:media-type="image/png"/>
  <manifest:file-entry manifest:full-path="Pictures/10000200000000A0000000DC718575E3.png" manifest:media-type="image/png"/>
  <manifest:file-entry manifest:full-path="Pictures/10000201000003390000005D21437338.png" manifest:media-type="image/png"/>
  <manifest:file-entry manifest:full-path="Pictures/10000201000000720000002AC9E4AE8D.png" manifest:media-type="image/png"/>
  <manifest:file-entry manifest:full-path="Pictures/10000201000000720000002A3509A19F.png" manifest:media-type="image/png"/>
  <manifest:file-entry manifest:full-path="Pictures/10000200000000A0000000CC5D4BE621.png" manifest:media-type="image/png"/>
  <manifest:file-entry manifest:full-path="Pictures/10000200000000A0000000DCCC45EBC9.png" manifest:media-type="image/png"/>
  <manifest:file-entry manifest:full-path="Pictures/10000201000000C8000001B9C1397583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.152cm" svg:stroke-color="#c5000b" draw:marker-start-width="0.887cm" draw:marker-end-width="0.887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52cm" svg:stroke-color="#c5000b" draw:marker-start-width="1.115cm" draw:marker-end-width="1.115cm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3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1.28cm" fo:min-width="0cm"/>
    </style:style>
    <style:style style:name="gr4" style:family="graphic" style:parent-style-name="Object_20_with_20_no_20_fill_20_and_20_no_20_line">
      <style:graphic-properties draw:stroke="solid" svg:stroke-width="0.152cm" svg:stroke-color="#ff950e" draw:marker-start-width="0.659cm" draw:marker-end-width="0.65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dash" draw:stroke-dash="Fine_20_Dashed" svg:stroke-width="0.152cm" svg:stroke-color="#0084d1" draw:marker-start-width="1.115cm" draw:marker-end-width="1.11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width="0.152cm" svg:stroke-color="#579d1c" draw:marker-start-width="0.659cm" draw:marker-end-width="0.659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stroke="dash" draw:stroke-dash="Fine_20_Dashed" svg:stroke-width="0.152cm" svg:stroke-color="#0084d1" draw:marker-start="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8" style:family="graphic" style:parent-style-name="objectwithoutfill">
      <style:graphic-properties draw:stroke="solid" draw:stroke-dash="Fine_20_Dashed" svg:stroke-width="0.254cm" svg:stroke-color="#ff950e" draw:marker-start="" draw:marker-start-width="0.732cm" draw:marker-end="Arrow" draw:marker-end-width="0.832cm" draw:fill="none" draw:textarea-vertical-align="middle" fo:padding-top="0.251cm" fo:padding-bottom="0.251cm" fo:padding-left="0.376cm" fo:padding-right="0.376cm"/>
    </style:style>
    <style:style style:name="gr9" style:family="graphic" style:parent-style-name="standard">
      <style:graphic-properties svg:stroke-width="0.102cm" svg:stroke-color="#ff950e" draw:marker-start="Arrow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579d1c" draw:marker-start="Arrow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0084d1" draw:marker-start="Arrow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objectwithoutfill">
      <style:graphic-properties draw:stroke="solid" draw:stroke-dash="Fine_20_Dashed" svg:stroke-width="0.254cm" svg:stroke-color="#ff950e" draw:marker-start="" draw:marker-start-width="0.579cm" draw:marker-end="Arrow" draw:marker-end-width="0.679cm" draw:fill="none" draw:textarea-vertical-align="middle" fo:padding-top="0.25cm" fo:padding-bottom="0.25cm" fo:padding-left="0.375cm" fo:padding-right="0.375cm"/>
    </style:style>
    <style:style style:name="gr13" style:family="graphic" style:parent-style-name="Object_20_with_20_no_20_fill_20_and_20_no_20_line">
      <style:graphic-properties draw:stroke="solid" svg:stroke-width="0.152cm" svg:stroke-color="#c5000b" draw:marker-start-width="1.115cm" draw:marker-end-width="1.115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dash" draw:stroke-dash="Fine_20_Dashed" svg:stroke-width="0.152cm" svg:stroke-color="#0084d1" draw:marker-start="" draw:marker-start-width="0.887cm" draw:marker-end-width="0.887cm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15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1.375cm" fo:min-width="0cm"/>
    </style:style>
    <style:style style:name="gr16" style:family="graphic" style:parent-style-name="objectwithoutfill">
      <style:graphic-properties draw:stroke="dash" draw:stroke-dash="Ultrafine_20_Dashed" svg:stroke-width="0.102cm" svg:stroke-color="#0084d1" draw:marker-start-width="0.352cm" draw:marker-end-width="0.352cm" draw:fill="none" draw:textarea-vertical-align="middle" fo:padding-top="0.175cm" fo:padding-bottom="0.175cm" fo:padding-left="0.3cm" fo:padding-right="0.3cm"/>
    </style:style>
    <style:style style:name="gr17" style:family="graphic" style:parent-style-name="Object_20_with_20_no_20_fill_20_and_20_no_20_line">
      <style:graphic-properties draw:stroke="dash" draw:stroke-dash="Fine_20_Dashed" svg:stroke-width="0.152cm" svg:stroke-color="#0084d1" draw:marker-start-width="0.734cm" draw:marker-end-width="0.734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>
      <style:graphic-properties svg:stroke-width="0.152cm" svg:stroke-color="#579d1c" draw:marker-start="" draw:marker-start-width="0.659cm" draw:marker-end-width="0.659cm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20" style:family="graphic">
      <style:graphic-properties draw:stroke="dash" draw:stroke-dash="Fine_20_Dashed" svg:stroke-width="0.152cm" svg:stroke-color="#0084d1" draw:marker-start="" draw:marker-start-width="0.887cm" draw:marker-end-width="0.887cm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21" style:family="graphic">
      <style:graphic-properties svg:stroke-width="0.152cm" svg:stroke-color="#c5000b" draw:marker-start="" draw:marker-start-width="0.887cm" draw:marker-end-width="0.887cm" draw:fill="none" draw:textarea-horizontal-align="justify" draw:textarea-vertical-align="middle" draw:auto-grow-height="false" fo:padding-top="0.201cm" fo:padding-bottom="0.201cm" fo:padding-left="0.326cm" fo:padding-right="0.326cm"/>
    </style:style>
    <style:style style:name="gr22" style:family="graphic" style:parent-style-name="objectwithoutfill">
      <style:graphic-properties draw:stroke="solid" draw:stroke-dash="Fine_20_Dashed" svg:stroke-width="0.254cm" svg:stroke-color="#ff950e" draw:marker-start="" draw:marker-start-width="0.579cm" draw:marker-end="" draw:marker-end-width="0.679cm" draw:fill="none" draw:textarea-vertical-align="middle" fo:padding-top="0.25cm" fo:padding-bottom="0.25cm" fo:padding-left="0.375cm" fo:padding-right="0.375cm"/>
    </style:style>
    <style:style style:name="gr23" style:family="graphic">
      <style:graphic-properties svg:stroke-width="0.102cm" svg:stroke-color="#ff950e" draw:marker-start="Arrow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4" style:family="graphic">
      <style:graphic-properties svg:stroke-width="0.102cm" svg:stroke-color="#579d1c" draw:marker-start="Arrow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>
      <style:graphic-properties svg:stroke-width="0.102cm" svg:stroke-color="#0084d1" draw:marker-start="Arrow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1.432cm" fo:min-width="0cm"/>
    </style:style>
    <style:style style:name="gr27" style:family="graphic" style:parent-style-name="Object_20_with_20_no_20_fill_20_and_20_no_20_line">
      <style:graphic-properties draw:stroke="solid" svg:stroke-width="0.152cm" svg:stroke-color="#ff950e" draw:marker-start-width="0.887cm" draw:marker-end-width="0.887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_20_with_20_no_20_fill_20_and_20_no_20_line">
      <style:graphic-properties draw:stroke="dash" draw:stroke-dash="Fine_20_Dashed" svg:stroke-width="0.152cm" svg:stroke-color="#0084d1" draw:marker-start-width="0.887cm" draw:marker-end-width="0.887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_20_with_20_no_20_fill_20_and_20_no_20_line">
      <style:graphic-properties draw:stroke="solid" svg:stroke-width="0.152cm" svg:stroke-color="#579d1c" draw:marker-start-width="0.887cm" draw:marker-end-width="0.887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84d1" style:font-name="Arial1" fo:font-size="105.599998474121pt" style:font-size-asian="105.599998474121pt" style:font-size-complex="105.599998474121pt"/>
    </style:style>
    <style:style style:name="P3" style:family="paragraph">
      <style:paragraph-properties fo:text-align="center"/>
      <style:text-properties fo:color="#0084d1" style:font-name="Arial1" fo:font-size="24pt" style:font-size-asian="24pt" style:font-size-complex="2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579d1c" style:font-name="Arial1" fo:font-size="24pt" style:font-size-asian="24pt" style:font-size-complex="24pt"/>
    </style:style>
    <style:style style:name="P6" style:family="paragraph">
      <style:paragraph-properties fo:text-align="center"/>
      <style:text-properties fo:color="#c5000b" style:font-name="Arial1" fo:font-size="24pt" style:font-size-asian="24pt" style:font-size-complex="24pt"/>
    </style:style>
    <style:style style:name="P7" style:family="paragraph">
      <style:paragraph-properties fo:text-align="center"/>
      <style:text-properties fo:color="#ff950e" style:font-name="Arial1" fo:font-size="24pt" style:font-size-asian="24pt" style:font-size-complex="24pt"/>
    </style:style>
    <style:style style:name="P8" style:family="paragraph">
      <style:paragraph-properties fo:text-align="start"/>
      <style:text-properties fo:color="#ff950e" style:font-name="Arial1" fo:font-size="24pt" style:font-size-asian="24pt" style:font-size-complex="24pt"/>
    </style:style>
    <style:style style:name="P9" style:family="paragraph">
      <style:paragraph-properties fo:text-align="center"/>
      <style:text-properties fo:font-size="24pt"/>
    </style:style>
    <style:style style:name="P10" style:family="paragraph">
      <style:paragraph-properties fo:text-align="center"/>
      <style:text-properties fo:color="#579d1c" style:font-name="Arial1" fo:font-size="24pt" style:font-size-asian="24pt" style:font-size-complex="24pt"/>
    </style:style>
    <style:style style:name="P11" style:family="paragraph">
      <style:paragraph-properties fo:text-align="center"/>
      <style:text-properties fo:font-size="105.599998474121pt"/>
    </style:style>
    <style:style style:name="P12" style:family="paragraph">
      <style:paragraph-properties fo:text-align="start"/>
      <style:text-properties fo:font-size="24pt"/>
    </style:style>
    <style:style style:name="P13" style:family="paragraph">
      <style:paragraph-properties fo:text-align="start"/>
      <style:text-properties fo:color="#0084d1" style:font-name="Arial1" fo:font-size="24pt" style:font-size-asian="24pt" style:font-size-complex="24pt"/>
    </style:style>
    <style:style style:name="T1" style:family="text">
      <style:text-properties fo:color="#0084d1" style:font-name="Arial1" fo:font-size="105.599998474121pt" style:font-size-asian="105.599998474121pt" style:font-size-complex="105.599998474121pt"/>
    </style:style>
    <style:style style:name="T2" style:family="text">
      <style:text-properties fo:color="#ff950e" style:font-name="Arial1" fo:font-size="24pt" style:font-size-asian="24pt" style:font-size-complex="24pt"/>
    </style:style>
    <style:style style:name="T3" style:family="text">
      <style:text-properties fo:color="#579d1c" style:font-name="Arial1" fo:font-size="24pt" style:font-size-asian="24pt" style:font-size-complex="24pt"/>
    </style:style>
    <style:style style:name="T4" style:family="text">
      <style:text-properties fo:color="#0084d1" style:font-name="Arial1" fo:font-size="24pt" style:font-size-asian="24pt" style:font-size-complex="24pt"/>
    </style:style>
    <style:style style:name="T5" style:family="text">
      <style:text-properties fo:color="#c5000b" style:font-name="Arial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999cm" svg:height="8.819cm" svg:x="12.546cm" svg:y="5.405cm">
          <draw:image xlink:href="Pictures/10000201000000C8000001B9C1397583.png" xlink:type="simple" xlink:show="embed" xlink:actuate="onLoad">
            <text:p/>
          </draw:image>
        </draw:frame>
        <draw:custom-shape draw:style-name="gr2" draw:text-style-name="P1" draw:layer="layout" svg:width="3.964cm" svg:height="8.89cm" svg:x="12.546cm" svg:y="5.33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9.616cm" svg:height="4.412cm" svg:x="0.726cm" svg:y="15.24cm">
          <draw:text-box>
            <text:p text:style-name="P1"><text:span text:style-name="T1">touch</text:span></text:p>
          </draw:text-box>
        </draw:frame>
        <draw:frame draw:style-name="gr4" draw:text-style-name="P1" draw:layer="layout" svg:width="4.02cm" svg:height="1.48cm" svg:x="2.838cm" svg:y="5.957cm">
          <draw:image xlink:href="Pictures/10000201000000720000002A3509A19F.png" xlink:type="simple" xlink:show="embed" xlink:actuate="onLoad">
            <text:p/>
          </draw:image>
        </draw:frame>
        <draw:frame draw:style-name="gr5" draw:text-style-name="P1" draw:layer="layout" svg:width="4.02cm" svg:height="1.48cm" svg:x="20.872cm" svg:y="7.945cm">
          <draw:image xlink:href="Pictures/10000201000000720000002AC9E4AE8D.png" xlink:type="simple" xlink:show="embed" xlink:actuate="onLoad">
            <text:p/>
          </draw:image>
        </draw:frame>
        <draw:frame draw:style-name="gr6" draw:text-style-name="P1" draw:layer="layout" svg:width="4.02cm" svg:height="1.48cm" svg:x="8.382cm" svg:y="6.656cm">
          <draw:image xlink:href="Pictures/10000201000000720000002A3509A19F.png" xlink:type="simple" xlink:show="embed" xlink:actuate="onLoad">
            <text:p/>
          </draw:image>
        </draw:frame>
        <draw:line draw:style-name="gr7" draw:text-style-name="P1" draw:layer="layout" svg:x1="2.794cm" svg:y1="5.913cm" svg:x2="20.828cm" svg:y2="7.945cm">
          <text:p/>
        </draw:line>
        <draw:line draw:style-name="gr8" draw:text-style-name="P1" draw:layer="layout" svg:x1="2.756cm" svg:y1="5.962cm" svg:x2="8.382cm" svg:y2="6.604cm">
          <text:p/>
        </draw:line>
        <draw:custom-shape draw:style-name="gr9" draw:text-style-name="P1" draw:layer="layout" svg:width="0.508cm" svg:height="0.508cm" svg:x="2.44cm" svg:y="5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508cm" svg:height="0.508cm" svg:x="8.028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508cm" svg:height="0.508cm" svg:x="20.474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2.446cm" svg:y1="12.192cm" svg:x2="9.652cm" svg:y2="12.192cm">
          <text:p/>
        </draw:line>
        <draw:frame draw:style-name="gr3" draw:text-style-name="P3" draw:layer="layout" svg:width="3.791cm" svg:height="2.139cm" svg:x="0.762cm" svg:y="3.302cm">
          <draw:text-box>
            <text:p text:style-name="P1"><text:span text:style-name="T2">x, y</text:span></text:p>
            <text:p text:style-name="P1"><text:span text:style-name="T2">(original)</text:span></text:p>
          </draw:text-box>
        </draw:frame>
        <draw:frame draw:style-name="gr3" draw:text-style-name="P5" draw:layer="layout" svg:width="3.465cm" svg:height="2.139cm" svg:x="7.112cm" svg:y="4.064cm">
          <draw:text-box>
            <text:p text:style-name="P4"><text:span text:style-name="T3">touch.x,</text:span></text:p>
            <text:p text:style-name="P4"><text:span text:style-name="T3">touch.y</text:span></text:p>
          </draw:text-box>
        </draw:frame>
        <draw:frame draw:style-name="gr3" draw:text-style-name="P3" draw:layer="layout" svg:width="5.298cm" svg:height="1.53cm" svg:x="18.224cm" svg:y="6.296cm">
          <draw:text-box>
            <text:p text:style-name="P1"><text:span text:style-name="T4">goalX, goalY</text:span></text:p>
          </draw:text-box>
        </draw:frame>
        <draw:frame draw:style-name="gr3" draw:text-style-name="P6" draw:layer="layout" svg:width="2.432cm" svg:height="1.53cm" svg:x="13.316cm" svg:y="14.224cm">
          <draw:text-box>
            <text:p text:style-name="P1"><text:span text:style-name="T5">other</text:span></text:p>
          </draw:text-box>
        </draw:frame>
        <draw:frame draw:style-name="gr3" draw:text-style-name="P3" draw:layer="layout" svg:width="3.745cm" svg:height="1.53cm" svg:x="8.59cm" svg:y="10.916cm">
          <draw:text-box>
            <text:p text:style-name="P1"><text:span text:style-name="T4">normal.x</text:span></text:p>
          </draw:text-box>
        </draw:frame>
        <draw:frame draw:style-name="gr3" draw:text-style-name="P7" draw:layer="layout" svg:width="2.102cm" svg:height="1.53cm" svg:x="3.813cm" svg:y="7.62cm">
          <draw:text-box>
            <text:p text:style-name="P1"><text:span text:style-name="T2">item</text:span></text:p>
          </draw:text-box>
        </draw:frame>
      </draw:page>
      <draw:page draw:name="page2" draw:style-name="dp1" draw:master-page-name="Default">
        <draw:frame draw:style-name="gr3" draw:text-style-name="P2" draw:layer="layout" svg:width="9.4cm" svg:height="4.412cm" svg:x="0.726cm" svg:y="15.24cm">
          <draw:text-box>
            <text:p text:style-name="P1"><text:span text:style-name="T1">cross</text:span></text:p>
          </draw:text-box>
        </draw:frame>
        <draw:frame draw:style-name="gr4" draw:text-style-name="P1" draw:layer="layout" svg:width="3.199cm" svg:height="4.399cm" svg:x="7.883cm" svg:y="9.439cm">
          <draw:image xlink:href="Pictures/10000200000000A0000000DC718575E3.png" xlink:type="simple" xlink:show="embed" xlink:actuate="onLoad">
            <text:p/>
          </draw:image>
        </draw:frame>
        <draw:frame draw:style-name="gr6" draw:text-style-name="P1" draw:layer="layout" svg:width="3.199cm" svg:height="4.399cm" svg:x="18.937cm" svg:y="3.882cm">
          <draw:image xlink:href="Pictures/10000200000000A0000000DC718575E3.png" xlink:type="simple" xlink:show="embed" xlink:actuate="onLoad">
            <text:p/>
          </draw:image>
        </draw:frame>
        <draw:line draw:style-name="gr12" draw:text-style-name="P1" draw:layer="layout" svg:x1="7.78cm" svg:y1="9.266cm" svg:x2="18.834cm" svg:y2="3.856cm">
          <text:p/>
        </draw:line>
        <draw:frame draw:style-name="gr13" draw:text-style-name="P1" draw:layer="layout" svg:width="2.938cm" svg:height="2.938cm" svg:x="15.134cm" svg:y="6.598cm">
          <draw:image xlink:href="Pictures/100002010000010000000100B47AFEF3.png" xlink:type="simple" xlink:show="embed" xlink:actuate="onLoad">
            <text:p/>
          </draw:image>
        </draw:frame>
        <draw:custom-shape draw:style-name="gr14" draw:text-style-name="P1" draw:layer="layout" svg:width="3.302cm" svg:height="4.572cm" svg:x="11.722cm" svg:y="7.41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508cm" svg:height="0.508cm" svg:x="18.58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08cm" svg:height="0.508cm" svg:x="7.58cm" svg:y="9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08cm" svg:height="0.508cm" svg:x="11.468cm" svg:y="7.1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3.791cm" svg:height="2.139cm" svg:x="5.259cm" svg:y="6.619cm">
          <draw:text-box>
            <text:p text:style-name="P1"><text:span text:style-name="T2">x, y</text:span></text:p>
            <text:p text:style-name="P1"><text:span text:style-name="T2">(original)</text:span></text:p>
          </draw:text-box>
        </draw:frame>
        <draw:frame draw:style-name="gr15" draw:text-style-name="P8" draw:layer="layout" svg:width="3.465cm" svg:height="2.139cm" svg:x="9.328cm" svg:y="4.941cm">
          <draw:text-box>
            <text:p text:style-name="P1"><text:span text:style-name="T2">touch.x,</text:span></text:p>
            <text:p text:style-name="P4"><text:span text:style-name="T2">touch.y</text:span></text:p>
          </draw:text-box>
        </draw:frame>
        <draw:frame draw:style-name="gr3" draw:text-style-name="P5" draw:layer="layout" svg:width="2.902cm" svg:height="2.139cm" svg:x="17.41cm" svg:y="1.262cm">
          <draw:text-box>
            <text:p text:style-name="P4"><text:span text:style-name="T3">goalX,</text:span></text:p>
            <text:p text:style-name="P4"><text:span text:style-name="T3">goalY</text:span></text:p>
          </draw:text-box>
        </draw:frame>
        <draw:frame draw:style-name="gr3" draw:text-style-name="P6" draw:layer="layout" svg:width="2.432cm" svg:height="1.53cm" svg:x="15.532cm" svg:y="9.79cm">
          <draw:text-box>
            <text:p text:style-name="P1"><text:span text:style-name="T5">other</text:span></text:p>
          </draw:text-box>
        </draw:frame>
        <draw:frame draw:style-name="gr3" draw:text-style-name="P7" draw:layer="layout" svg:width="2.102cm" svg:height="1.53cm" svg:x="8.472cm" svg:y="14.086cm">
          <draw:text-box>
            <text:p text:style-name="P1"><text:span text:style-name="T2">item</text:span></text:p>
          </draw:text-box>
        </draw:frame>
        <draw:line draw:style-name="gr7" draw:text-style-name="P1" draw:layer="layout" svg:x1="15.024cm" svg:y1="3.856cm" svg:x2="12.23cm" svg:y2="3.856cm">
          <text:p/>
        </draw:line>
        <draw:frame draw:style-name="gr3" draw:text-style-name="P3" draw:layer="layout" svg:width="3.745cm" svg:height="1.53cm" svg:x="11.279cm" svg:y="2.58cm">
          <draw:text-box>
            <text:p text:style-name="P1"><text:span text:style-name="T4">normal.x</text:span></text:p>
          </draw:text-box>
        </draw:frame>
        <draw:line draw:style-name="gr16" draw:text-style-name="P1" draw:layer="layout" svg:x1="15.024cm" svg:y1="7.666cm" svg:x2="15.024cm" svg:y2="3.602cm">
          <text:p/>
        </draw:line>
      </draw:page>
      <draw:page draw:name="page3" draw:style-name="dp1" draw:master-page-name="Default">
        <draw:frame draw:style-name="gr17" draw:text-style-name="P1" draw:layer="layout" svg:width="3.199cm" svg:height="4.399cm" svg:x="17.258cm" svg:y="15.159cm">
          <draw:image xlink:href="Pictures/10000200000000A0000000DCCC45EBC9.png" xlink:type="simple" xlink:show="embed" xlink:actuate="onLoad">
            <text:p/>
          </draw:image>
        </draw:frame>
        <draw:frame draw:style-name="gr4" draw:text-style-name="P1" draw:layer="layout" svg:width="3.199cm" svg:height="4.399cm" svg:x="2.018cm" svg:y="2.54cm">
          <draw:image xlink:href="Pictures/10000200000000A0000000DC718575E3.png" xlink:type="simple" xlink:show="embed" xlink:actuate="onLoad">
            <text:p/>
          </draw:image>
        </draw:frame>
        <draw:frame draw:style-name="gr18" draw:text-style-name="P1" draw:layer="layout" svg:width="28cm" svg:height="3.155cm" svg:x="0cm" svg:y="10.053cm">
          <draw:image xlink:href="Pictures/10000201000003390000005D21437338.png" xlink:type="simple" xlink:show="embed" xlink:actuate="onLoad">
            <text:p/>
          </draw:image>
        </draw:frame>
        <draw:line draw:style-name="gr7" draw:text-style-name="P1" draw:layer="layout" svg:x1="2.018cm" svg:y1="2.54cm" svg:x2="17.004cm" svg:y2="14.986cm">
          <text:p/>
        </draw:line>
        <draw:frame draw:style-name="gr18" draw:text-style-name="P1" draw:layer="layout" svg:width="3.556cm" svg:height="4.533cm" svg:x="17.104cm" svg:y="5.727cm">
          <draw:image xlink:href="Pictures/10000200000000A0000000CC5D4BE621.png" xlink:type="simple" xlink:show="embed" xlink:actuate="onLoad">
            <text:p/>
          </draw:image>
        </draw:frame>
        <draw:custom-shape draw:style-name="gr19" draw:text-style-name="P1" draw:layer="Layout" svg:width="3.302cm" svg:height="4.572cm" svg:x="17.158cm" svg:y="5.5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302cm" svg:height="4.572cm" svg:x="5.828cm" svg:y="5.5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3.556cm" svg:height="3.048cm" svg:x="7.238cm" svg:y="10.16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5.828cm" svg:y1="5.588cm" svg:x2="17.004cm" svg:y2="5.588cm">
          <text:p/>
        </draw:line>
        <draw:line draw:style-name="gr22" draw:text-style-name="P1" draw:layer="layout" svg:x1="2.018cm" svg:y1="2.54cm" svg:x2="5.828cm" svg:y2="5.588cm">
          <text:p/>
        </draw:line>
        <draw:custom-shape draw:style-name="gr23" draw:text-style-name="P1" draw:layer="Layout" svg:width="0.508cm" svg:height="0.508cm" svg:x="1.764cm" svg:y="2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508cm" svg:height="0.508cm" svg:x="5.57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" draw:layer="Layout" svg:width="0.508cm" svg:height="0.508cm" svg:x="16.90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508cm" svg:height="0.508cm" svg:x="16.904cm" svg:y="14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5.345cm" svg:height="1.53cm" svg:x="1.116cm" svg:y="1.016cm">
          <draw:text-box>
            <text:p text:style-name="P9"><text:span text:style-name="T2">x, y (original)</text:span></text:p>
          </draw:text-box>
        </draw:frame>
        <draw:frame draw:style-name="gr3" draw:text-style-name="P7" draw:layer="layout" svg:width="6.429cm" svg:height="1.53cm" svg:x="5.495cm" svg:y="4.058cm">
          <draw:text-box>
            <text:p text:style-name="P9"><text:span text:style-name="T2">touch.x, touch.y</text:span></text:p>
          </draw:text-box>
        </draw:frame>
        <draw:frame draw:style-name="gr26" draw:text-style-name="P10" draw:layer="layout" svg:width="5.768cm" svg:height="1.682cm" svg:x="14.464cm" svg:y="4.058cm">
          <draw:text-box>
            <text:p text:style-name="P9"><text:span text:style-name="T3">slide.x, slide.y</text:span></text:p>
          </draw:text-box>
        </draw:frame>
        <draw:frame draw:style-name="gr3" draw:text-style-name="P3" draw:layer="layout" svg:width="5.298cm" svg:height="1.53cm" svg:x="17.004cm" svg:y="13.716cm">
          <draw:text-box>
            <text:p text:style-name="P9"><text:span text:style-name="T4">goalX, goalY</text:span></text:p>
          </draw:text-box>
        </draw:frame>
        <draw:frame draw:style-name="gr3" draw:text-style-name="P6" draw:layer="layout" svg:width="2.432cm" svg:height="1.53cm" svg:x="7.781cm" svg:y="13.456cm">
          <draw:text-box>
            <text:p text:style-name="P9"><text:span text:style-name="T5">other</text:span></text:p>
          </draw:text-box>
        </draw:frame>
        <draw:frame draw:style-name="gr3" draw:text-style-name="P7" draw:layer="layout" svg:width="2.102cm" svg:height="1.53cm" svg:x="2.58cm" svg:y="7.112cm">
          <draw:text-box>
            <text:p text:style-name="P9"><text:span text:style-name="T2">item</text:span></text:p>
          </draw:text-box>
        </draw:frame>
        <draw:line draw:style-name="gr7" draw:text-style-name="P1" draw:layer="layout" svg:x1="25.184cm" svg:y1="9.906cm" svg:x2="25.184cm" svg:y2="7.62cm">
          <text:p/>
        </draw:line>
        <draw:frame draw:style-name="gr3" draw:text-style-name="P3" draw:layer="layout" svg:width="3.745cm" svg:height="1.53cm" svg:x="23.317cm" svg:y="6.396cm">
          <draw:text-box>
            <text:p text:style-name="P9"><text:span text:style-name="T4">normal.y</text:span></text:p>
          </draw:text-box>
        </draw:frame>
        <draw:frame draw:style-name="gr3" draw:text-style-name="P2" draw:layer="layout" svg:width="8.164cm" svg:height="4.412cm" svg:x="0.726cm" svg:y="15.24cm">
          <draw:text-box>
            <text:p text:style-name="P11"><text:span text:style-name="T1">slide</text:span></text:p>
          </draw:text-box>
        </draw:frame>
      </draw:page>
      <draw:page draw:name="page4" draw:style-name="dp1" draw:master-page-name="Default">
        <draw:frame draw:style-name="gr18" draw:text-style-name="P1" draw:layer="layout" svg:width="9.215cm" svg:height="3.224cm" svg:x="11.016cm" svg:y="11.987cm">
          <draw:image xlink:href="Pictures/100002010000008C000000312F437F0C.png" xlink:type="simple" xlink:show="embed" xlink:actuate="onLoad">
            <text:p/>
          </draw:image>
        </draw:frame>
        <draw:custom-shape draw:style-name="gr21" draw:text-style-name="P1" draw:layer="Layout" svg:width="6.96cm" svg:height="2.198cm" svg:x="11.828cm" svg:y="12.12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2.185cm" svg:height="2.265cm" svg:x="13.947cm" svg:y="9.86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2.724cm" svg:height="4.412cm" svg:x="0.726cm" svg:y="15.24cm">
          <draw:text-box>
            <text:p text:style-name="P11"><text:span text:style-name="T1">bounce</text:span></text:p>
          </draw:text-box>
        </draw:frame>
        <draw:line draw:style-name="gr12" draw:text-style-name="P1" draw:layer="layout" svg:x1="13.803cm" svg:y1="10.072cm" svg:x2="21.328cm" svg:y2="4.594cm">
          <text:p/>
        </draw:line>
        <draw:line draw:style-name="gr16" draw:text-style-name="P1" draw:layer="layout" svg:x1="9.918cm" svg:y1="9.928cm" svg:x2="18.288cm" svg:y2="9.906cm">
          <text:p/>
        </draw:line>
        <draw:frame draw:style-name="gr27" draw:text-style-name="P1" draw:layer="layout" svg:width="1.832cm" svg:height="1.832cm" svg:x="4.133cm" svg:y="3.436cm">
          <draw:image xlink:href="Pictures/10000201000000180000001892F54A2E.png" xlink:type="simple" xlink:show="embed" xlink:actuate="onLoad">
            <text:p/>
          </draw:image>
        </draw:frame>
        <draw:frame draw:style-name="gr28" draw:text-style-name="P1" draw:layer="layout" svg:width="1.832cm" svg:height="1.832cm" svg:x="21.274cm" svg:y="15.057cm">
          <draw:image xlink:href="Pictures/10000201000000180000001854D19B23.png" xlink:type="simple" xlink:show="embed" xlink:actuate="onLoad">
            <text:p/>
          </draw:image>
        </draw:frame>
        <draw:line draw:style-name="gr7" draw:text-style-name="P1" draw:layer="layout" svg:x1="4.056cm" svg:y1="3.334cm" svg:x2="21.328cm" svg:y2="15.008cm">
          <text:p/>
        </draw:line>
        <draw:line draw:style-name="gr12" draw:text-style-name="P1" draw:layer="layout" svg:x1="4.064cm" svg:y1="3.302cm" svg:x2="13.816cm" svg:y2="9.906cm">
          <text:p/>
        </draw:line>
        <draw:frame draw:style-name="gr29" draw:text-style-name="P1" draw:layer="layout" svg:width="1.832cm" svg:height="1.832cm" svg:x="21.274cm" svg:y="4.799cm">
          <draw:image xlink:href="Pictures/10000201000000180000001892F54A2E.png" xlink:type="simple" xlink:show="embed" xlink:actuate="onLoad">
            <text:p/>
          </draw:image>
        </draw:frame>
        <draw:custom-shape draw:style-name="gr24" draw:text-style-name="P1" draw:layer="Layout" svg:width="0.508cm" svg:height="0.508cm" svg:x="20.92cm" svg:y="4.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508cm" svg:height="0.508cm" svg:x="3.802cm" svg:y="3.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" draw:layer="Layout" svg:width="0.508cm" svg:height="0.508cm" svg:x="13.608cm" svg:y="9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0.508cm" svg:height="0.508cm" svg:x="21.074cm" svg:y="14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8.788cm" svg:y1="12.214cm" svg:x2="18.788cm" svg:y2="9.928cm">
          <text:p/>
        </draw:line>
        <draw:frame draw:style-name="gr3" draw:text-style-name="P3" draw:layer="layout" svg:width="3.745cm" svg:height="1.53cm" svg:x="18.28cm" svg:y="8.906cm">
          <draw:text-box>
            <text:p text:style-name="P9"><text:span text:style-name="T4">normal.y</text:span></text:p>
          </draw:text-box>
        </draw:frame>
        <draw:frame draw:style-name="gr3" draw:text-style-name="P13" draw:layer="layout" svg:width="2.902cm" svg:height="2.139cm" svg:x="21.082cm" svg:y="12.446cm">
          <draw:text-box>
            <text:p text:style-name="P12"><text:span text:style-name="T4">goalX,</text:span></text:p>
            <text:p text:style-name="P12"><text:span text:style-name="T4">goalY</text:span></text:p>
          </draw:text-box>
        </draw:frame>
        <draw:frame draw:style-name="gr26" draw:text-style-name="P10" draw:layer="layout" svg:width="7.838cm" svg:height="1.682cm" svg:x="17.454cm" svg:y="3.266cm">
          <draw:text-box>
            <text:p text:style-name="P9"><text:span text:style-name="T3">bounce.x, bounce.y</text:span></text:p>
          </draw:text-box>
        </draw:frame>
        <draw:frame draw:style-name="gr3" draw:text-style-name="P7" draw:layer="layout" svg:width="3.791cm" svg:height="2.139cm" svg:x="2.205cm" svg:y="0.863cm">
          <draw:text-box>
            <text:p text:style-name="P9"><text:span text:style-name="T2">x, y</text:span></text:p>
            <text:p text:style-name="P9"><text:span text:style-name="T2">(original)</text:span></text:p>
          </draw:text-box>
        </draw:frame>
        <draw:frame draw:style-name="gr15" draw:text-style-name="P8" draw:layer="layout" svg:width="3.465cm" svg:height="2.139cm" svg:x="12.438cm" svg:y="6.626cm">
          <draw:text-box>
            <text:p text:style-name="P1"><text:span text:style-name="T2">touch.x,</text:span></text:p>
            <text:p text:style-name="P4"><text:span text:style-name="T2">touch.y</text:span></text:p>
          </draw:text-box>
        </draw:frame>
        <draw:frame draw:style-name="gr3" draw:text-style-name="P6" draw:layer="layout" svg:width="2.432cm" svg:height="1.53cm" svg:x="14.332cm" svg:y="14.986cm">
          <draw:text-box>
            <text:p text:style-name="P9"><text:span text:style-name="T5">other</text:span></text:p>
          </draw:text-box>
        </draw:frame>
        <draw:frame draw:style-name="gr3" draw:text-style-name="P7" draw:layer="layout" svg:width="2.102cm" svg:height="1.53cm" svg:x="3.994cm" svg:y="5.588cm">
          <draw:text-box>
            <text:p text:style-name="P9"><text:span text:style-name="T2">it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2T23:49:04.191149000</meta:creation-date>
    <dc:date>2014-12-03T20:35:45.770208000</dc:date>
    <meta:editing-duration>PT58M47S</meta:editing-duration>
    <meta:editing-cycles>8</meta:editing-cycles>
    <meta:generator>LibreOffice/4.2.6.3$MacOSX_x86 LibreOffice_project/3fd416d4c6db7d3204c17ce57a1d70f6e531ee21</meta:generator>
    <meta:document-statistic meta:object-count="81"/>
  </office:meta>
</office:document-meta>
</file>